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in" fo:margin-bottom="0.3126in" loext:contextual-spacing="false" fo:line-height="190%" fo:text-align="start" style:justify-single-word="false" fo:orphans="2" fo:widows="2" fo:text-indent="0in" style:auto-text-indent="false"/>
      <style:text-properties fo:font-variant="normal" fo:text-transform="none" fo:color="#4a4a4a" style:font-name="Open Sans" fo:font-size="12pt" fo:letter-spacing="normal" fo:font-style="normal" fo:font-weight="normal"/>
    </style:style>
    <style:style style:name="P2" style:family="paragraph" style:parent-style-name="Text_20_body">
      <style:paragraph-properties fo:margin-left="0in" fo:margin-right="0in" fo:margin-top="0in" fo:margin-bottom="0.3126in" loext:contextual-spacing="false" fo:line-height="190%" fo:text-align="start" style:justify-single-word="false" fo:orphans="2" fo:widows="2" fo:text-indent="0in" style:auto-text-indent="false"/>
      <style:text-properties fo:font-variant="normal" fo:text-transform="none" fo:color="#4a4a4a" fo:letter-spacing="normal"/>
    </style:style>
    <style:style style:name="P3" style:family="paragraph" style:parent-style-name="Text_20_body">
      <style:paragraph-properties fo:margin-left="0in" fo:margin-right="0in" fo:margin-top="0in" fo:margin-bottom="0.3126in" loext:contextual-spacing="false" fo:line-height="190%" fo:text-align="start" style:justify-single-word="false" fo:orphans="2" fo:widows="2" fo:text-indent="0in" style:auto-text-indent="false"/>
    </style:style>
    <style:style style:name="P4" style:family="paragraph" style:parent-style-name="Text_20_body" style:list-style-name="L1">
      <style:paragraph-properties fo:margin-top="0in" fo:margin-bottom="0.5209in" loext:contextual-spacing="false" fo:line-height="190%" fo:text-align="start" style:justify-single-word="false" fo:orphans="2" fo:widows="2" fo:padding="0in" fo:border="none"/>
    </style:style>
    <style:style style:name="P5" style:family="paragraph" style:parent-style-name="Text_20_body" style:list-style-name="L2">
      <style:paragraph-properties fo:margin-top="0in" fo:margin-bottom="0.5209in" loext:contextual-spacing="false" fo:line-height="190%" fo:text-align="start" style:justify-single-word="false" fo:orphans="2" fo:widows="2" fo:padding="0in" fo:border="none"/>
    </style:style>
    <style:style style:name="P6" style:family="paragraph" style:parent-style-name="Heading_20_3">
      <style:text-properties fo:font-variant="normal" fo:text-transform="none" fo:color="#4a4a4a" style:font-name="Open Sans" fo:font-size="12pt" fo:letter-spacing="normal" fo:font-style="normal" fo:font-weight="bold"/>
    </style:style>
    <style:style style:name="P7" style:family="paragraph" style:parent-style-name="Heading_20_3">
      <style:paragraph-properties fo:margin-left="0in" fo:margin-right="0in" fo:margin-top="0in" fo:margin-bottom="0.2083in" loext:contextual-spacing="false" fo:line-height="120%" fo:text-align="start" style:justify-single-word="false" fo:orphans="2" fo:widows="2" fo:text-indent="0in" style:auto-text-indent="false"/>
      <style:text-properties fo:font-variant="normal" fo:text-transform="none" fo:color="#4a4a4a" style:font-name="Open Sans" fo:font-size="12pt" fo:letter-spacing="normal" fo:font-style="normal" fo:font-weight="bold"/>
    </style:style>
    <style:style style:name="T1" style:family="text">
      <style:text-properties style:font-name="Open Sans" fo:font-size="12pt" fo:font-style="normal" fo:font-weight="normal"/>
    </style:style>
    <style:style style:name="T2" style:family="text">
      <style:text-properties fo:font-variant="normal" fo:text-transform="none" fo:color="#4a4a4a" style:font-name="Open Sans" fo:font-size="12pt" fo:letter-spacing="normal" fo:font-style="normal" fo:font-weight="normal"/>
    </style:style>
    <style:style style:name="T3" style:family="text">
      <style:text-properties fo:font-variant="normal" fo:text-transform="none" fo:color="#4a4a4a" style:font-name="Open Sans" fo:font-size="12pt" fo:letter-spacing="normal" fo:font-style="normal" fo:font-weight="bold"/>
    </style:style>
    <style:style style:name="T4" style:family="text">
      <style:text-properties fo:font-variant="normal" fo:text-transform="none" fo:color="#cc9543" style:font-name="Open Sans" fo:font-size="12pt" fo:letter-spacing="normal" fo:font-style="normal" style:text-underline-style="solid" style:text-underline-width="auto" style:text-underline-color="font-color" fo:font-weight="normal" fo:background-color="transparent" loext:char-shading-value="0"/>
    </style:style>
    <style:style style:name="T5" style:family="text">
      <style:text-properties fo:font-variant="normal" fo:text-transform="none" fo:color="#cc9543" style:font-name="Open Sans" fo:font-size="12pt" fo:letter-spacing="normal" fo:font-style="normal" style:text-underline-style="solid" style:text-underline-width="auto" style:text-underline-color="font-color" fo:font-weight="bold" fo:background-color="transparent" loext:char-shading-value="0"/>
    </style:style>
    <style:style style:name="T6" style:family="text">
      <style:text-properties fo:font-variant="normal" fo:text-transform="none" fo:color="#212529" style:font-name="Open Sans" fo:font-size="12pt" fo:letter-spacing="normal" fo:font-style="normal" fo:font-weight="bold"/>
    </style:style>
    <style:style style:name="T7" style:family="text">
      <style:text-properties fo:font-variant="normal" fo:text-transform="none" fo:color="#212529" style:font-name="Open Sans" fo:font-size="12pt" fo:letter-spacing="normal" fo:font-style="normal" fo:font-weight="normal"/>
    </style:style>
    <style:style style:name="T8" style:family="text">
      <style:text-properties fo:font-variant="normal" fo:text-transform="none" fo:color="#000000" style:text-line-through-style="none" style:text-line-through-type="none" style:font-name="Open Sans" fo:font-size="12pt" fo:letter-spacing="normal" fo:font-style="normal" style:text-underline-style="none" fo:font-weight="normal" style:text-blinking="false" fo:background-color="transparent" loext:char-shading-value="0"/>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3">What is Web Development/What do Web Developers do?</text:h>
      <text:section text:style-name="Sect1" text:name="what-is-web-developmentwhat-do-web-developers-do">
        <text:p text:style-name="P1">In short: web developers build and maintain websites.</text:p>
        <text:p text:style-name="P1">Web developers will often work for clients who are trying to get their product/service onto the web. The work is typically very project-focused and involves collaborating with a team that helps to coordinate the client’s needs with the end product. The clients could be a tech company, an organization, or a government. The work could involve the front end, the back end, or full stack.</text:p>
        <text:p text:style-name="P1">This could be your profession if you like solving logical problems, building useful things, and experimenting with new technologies. Web developers are in high demand, generally have a good work/life balance, and command comfortable salaries. Google your specific location for more details.</text:p>
        <text:p text:style-name="P3"><text:span text:style-name="T2">For more details, Wikipedia lays out the breadth of the web design profession in their </text:span><text:a xlink:type="simple" xlink:href="https://en.wikipedia.org/wiki/Web_design" office:target-frame-name="_blank" xlink:show="new" text:style-name="Internet_20_link" text:visited-style-name="Visited_20_Internet_20_Link"><text:span text:style-name="T4">entry on web design</text:span></text:a><text:span text:style-name="T2">.</text:span></text:p>
      </text:section>
      <text:section text:style-name="Sect1" text:name="types-of-web-developers">
        <text:h text:style-name="P7" text:outline-level="3">Types of Web Developers</text:h>
        <text:p text:style-name="P1">Earlier, we mentioned that the work could be in the front end, the back end, or full stack. What exactly are these?</text:p>
        <text:p text:style-name="P1">The “Front End” is the stuff you see on the website in your browser, including the presentation of content and the user interface elements like the navigation bar. Front End Developers make use of HTML, CSS, Javascript, and their relevant frameworks to ensure that content is presented effectively and that users have an excellent experience.</text:p>
        <text:p text:style-name="P1"><text:soft-page-break/>The “Back End” refers to the guts of the application, which live on the server. They manipulate data appropriately to make sure the Front End has what it needs. This can become very complicated as things scale. Back End Developers make use of programming languages like Java, Python, and Ruby (among many others) to work with data.</text:p>
        <text:p text:style-name="P2">“<text:span text:style-name="T1">Full Stack” Developers marry both sides into one. A Full Stack developer can comfortably work with both the front and back ends. This is what we focus on building you up to here.</text:span></text:p>
        <text:p text:style-name="P3"><text:span text:style-name="T2">For more details, Udacity has a great blog post on it: </text:span><text:a xlink:type="simple" xlink:href="http://blog.udacity.com/2014/12/front-end-vs-back-end-vs-full-stack-web-developers.html" office:target-frame-name="_blank" xlink:show="new" text:style-name="Internet_20_link" text:visited-style-name="Visited_20_Internet_20_Link"><text:span text:style-name="T4">3 Web Dev Careers Decoded: Front-End vs Back-End vs Full Stack</text:span></text:a></text:p>
      </text:section>
      <text:section text:style-name="Sect1" text:name="types-of-careers">
        <text:h text:style-name="P7" text:outline-level="3">Types of Careers</text:h>
        <text:p text:style-name="P1">Now that you know about the different types of web developers, let’s cover what we mentioned earlier about the different types of clients/employers you may work with.</text:p>
        <text:p text:style-name="P1">There are large tech companies, like Google, Facebook, Amazon, etc. They have very high hiring requirements, but they offer excellent pay, benefits, and opportunities.</text:p>
        <text:p text:style-name="P1">There are startups, which are a bit like the wild west. For a junior developer, it can feel like a trial by fire because of the pace of development. They often offer slightly lower salaries and require longer hours, but may also offer equity in the company and highly unique environments.</text:p>
        <text:p text:style-name="P1">As a freelancer, you could command a strong hourly wage and the freedom to schedule and design your own products. However, you would be responsible for getting your own work (which means less coding time), managing billing from clients (who can be difficult), and being solely responsible. Strong people skills are necessary.</text:p>
        <text:p text:style-name="P1"><text:soft-page-break/>As a consultant for a web consultancy, you would give up some of your freelancing wage potential, but be able to focus more on the code and less on the hustle. They also provide a good work/life balance and pay. There are also older big companies who still need web developers. They will also offer a good work/life balance, pay, and benefits, but often move slower than a company that is highly focused on tech.</text:p>
      </text:section>
      <text:section text:style-name="Sect1" text:name="tools-of-the-trade">
        <text:h text:style-name="P7" text:outline-level="3">Tools of the Trade</text:h>
        <text:p text:style-name="P1">These are some of the basic tools you will use regularly. You may not know what they are now, but you most certainly will going forward.</text:p>
        <text:list xml:id="list3616089165" text:style-name="L1">
          <text:list-item>
            <text:p text:style-name="P4"><text:span text:style-name="Strong_20_Emphasis"><text:span text:style-name="T6">Computer</text:span></text:span></text:p>
          </text:list-item>
          <text:list-item>
            <text:p text:style-name="P4"><text:span text:style-name="Strong_20_Emphasis"><text:span text:style-name="T6">Google</text:span></text:span></text:p>
          </text:list-item>
          <text:list-item>
            <text:p text:style-name="P4"><text:span text:style-name="Strong_20_Emphasis"><text:span text:style-name="T6">Text Editor</text:span></text:span></text:p>
          </text:list-item>
          <text:list-item>
            <text:p text:style-name="P4"><text:span text:style-name="Strong_20_Emphasis"><text:span text:style-name="T6">Command Line Interface (CLI)</text:span></text:span></text:p>
          </text:list-item>
          <text:list-item>
            <text:p text:style-name="P4"><text:a xlink:type="simple" xlink:href="http://stackoverflow.com/" office:target-frame-name="_blank" xlink:show="new" text:style-name="Internet_20_link" text:visited-style-name="Visited_20_Internet_20_Link"><text:span text:style-name="Strong_20_Emphasis"><text:span text:style-name="T5">Stack Overflow</text:span></text:span></text:a></text:p>
          </text:list-item>
          <text:list-item>
            <text:p text:style-name="P4"><text:a xlink:type="simple" xlink:href="https://git-scm.com/" office:target-frame-name="_blank" xlink:show="new" text:style-name="Internet_20_link" text:visited-style-name="Visited_20_Internet_20_Link"><text:span text:style-name="Strong_20_Emphasis"><text:span text:style-name="T5">Git</text:span></text:span></text:a></text:p>
          </text:list-item>
          <text:list-item>
            <text:p text:style-name="P4"><text:a xlink:type="simple" xlink:href="https://github.com/" office:target-frame-name="_blank" xlink:show="new" text:style-name="Internet_20_link" text:visited-style-name="Visited_20_Internet_20_Link"><text:span text:style-name="Strong_20_Emphasis"><text:span text:style-name="T5">GitHub</text:span></text:span></text:a></text:p>
          </text:list-item>
        </text:list>
      </text:section>
      <text:section text:style-name="Sect1" text:name="motivation">
        <text:h text:style-name="P7" text:outline-level="3"><text:soft-page-break/>Motivation</text:h>
        <text:p text:style-name="P1">Learning to code is incredibly rewarding but it can also be difficult and frustrating. The strongest assets you can have as a student are a desire to build, a problem-solving mind, and persistence in the face of setbacks.</text:p>
        <text:p text:style-name="P3"><text:span text:style-name="T2">The web development industry has a long history of successful developers with varying backgrounds, so people tend to care more about what you’ve actually </text:span><text:span text:style-name="Strong_20_Emphasis"><text:span text:style-name="T3">built</text:span></text:span><text:span text:style-name="T2"> than how you got there.</text:span></text:p>
        <text:p text:style-name="P3"><text:span text:style-name="T2">So you need to build. Build and build and build and keep on building as much as you can. Build projects that try out new technologies and build things that you need. Once you start to get comfortable, start hacking on open source projects </text:span><text:a xlink:type="simple" xlink:href="https://www.theodinproject.com/contributing" text:style-name="Internet_20_link" text:visited-style-name="Visited_20_Internet_20_Link"><text:span text:style-name="T4">(like The Odin project itself)</text:span></text:a><text:span text:style-name="T2">. The more you practice, the more you will learn about what you can do and the closer you will get to being hireable.</text:span></text:p>
        <text:p text:style-name="P3"><text:span text:style-name="T2">Read </text:span><text:a xlink:type="simple" xlink:href="https://www.happybearsoftware.com/how-to-get-a-programmer-job" office:target-frame-name="_blank" xlink:show="new" text:style-name="Internet_20_link" text:visited-style-name="Visited_20_Internet_20_Link"><text:span text:style-name="T4">this comprehensive blog post from Happy Bear Software</text:span></text:a><text:span text:style-name="T2"> about the journey to getting hired as a brief introduction to what you will face ahead.</text:span></text:p>
      </text:section>
      <text:section text:style-name="Sect1" text:name="why-odin">
        <text:h text:style-name="P7" text:outline-level="3">Why Odin?</text:h>
        <text:p text:style-name="P1">I want you to know that this will not be easy.</text:p>
        <text:p text:style-name="P1">There are plenty of other online curriculums for beginners, but they are often taught in an extremely isolated and controlled environment, and only cover a specific topic.</text:p>
        <text:p text:style-name="P1">The Odin Project takes a realistic view of what you need to know, and has you set up and work in your own environment, much like what you’ll be doing when you get a job.</text:p>
        <text:p text:style-name="P1"><text:soft-page-break/>It acknowledges that you need a wide variety of skillsets and languages to reach an employable level.</text:p>
        <text:p text:style-name="P1">It is constantly evolving because of people like you who further along will oftentimes pay it forward and incrementally improve our content again and again.</text:p>
      </text:section>
      <text:section text:style-name="Sect1" text:name="conclusion">
        <text:h text:style-name="P7" text:outline-level="3">Conclusion</text:h>
        <text:p text:style-name="P1">Hopefully, you’ve gained a better idea of what a web developer actually does and what your life might look like if you decided to take it on as a career. This has only been a teaser into the world of web development.</text:p>
        <text:p text:style-name="P1">In this course, “Web Development 101,” you’ll take a journey through the entire spectrum of topics that you will eventually need to know. It is meant to jump around a variety of topics that you are totally unfamiliar with, let you have a small taste of them, and then move on.</text:p>
        <text:p text:style-name="P1">The following courses will dive deep into these topics later on, and you will build dozens of scripts, projects, and websites to cement those skills that will get you hired.</text:p>
        <text:p text:style-name="P3"><text:span text:style-name="T2">Getting all the way there is going to be challenging. In fact, you should check out the post </text:span><text:a xlink:type="simple" xlink:href="http://www.vikingcodeschool.com/posts/why-learning-to-code-is-so-damn-hard" office:target-frame-name="_blank" xlink:show="new" text:style-name="Internet_20_link" text:visited-style-name="Visited_20_Internet_20_Link"><text:span text:style-name="T4">“Why Learning to Code is </text:span></text:a><text:a xlink:type="simple" xlink:href="http://www.vikingcodeschool.com/posts/why-learning-to-code-is-so-damn-hard" office:target-frame-name="_blank" xlink:show="new" text:style-name="Internet_20_link" text:visited-style-name="Visited_20_Internet_20_Link"><text:span text:style-name="Strong_20_Emphasis"><text:span text:style-name="T5">So Damn Hard</text:span></text:span></text:a><text:a xlink:type="simple" xlink:href="http://www.vikingcodeschool.com/posts/why-learning-to-code-is-so-damn-hard" office:target-frame-name="_blank" xlink:show="new" text:style-name="Internet_20_link" text:visited-style-name="Visited_20_Internet_20_Link"><text:span text:style-name="T4">”</text:span></text:a><text:span text:style-name="T2"> so you have a good idea of what the journey ahead is like. But what worthwhile thing is truly easy?</text:span></text:p>
        <text:p text:style-name="P1">Yes, it’s going to be challenging.</text:p>
        <text:p text:style-name="P1">But it’s going to be fun.</text:p>
        <text:p text:style-name="P1">And it might be life-changing too.</text:p>
        <text:p text:style-name="P3"><text:soft-page-break/><text:span text:style-name="Emphasis"><text:span text:style-name="T2">What are you waiting for?</text:span></text:span></text:p>
      </text:section>
      <text:section text:style-name="Sect1" text:name="additional-resources">
        <text:h text:style-name="P7" text:outline-level="3">Additional Resources</text:h>
        <text:p text:style-name="P1">This section contains helpful links to other content. It isn’t required, so consider it supplemental for if you need to dive deeper into something.</text:p>
        <text:list xml:id="list2417934348" text:style-name="L2">
          <text:list-item>
            <text:p text:style-name="P5"><text:a xlink:type="simple" xlink:href="http://www.quora.com/Computer-Programming/How-can-I-become-a-really-good-Web-Developer-starting-from-now-at-age-20-before-age-25" office:target-frame-name="_blank" xlink:show="new" text:style-name="Internet_20_link" text:visited-style-name="Visited_20_Internet_20_Link"><text:span text:style-name="T4">Quora: How can I Become a Really Good Web Developer?</text:span></text:a></text:p>
          </text:list-item>
          <text:list-item>
            <text:p text:style-name="P5"><text:a xlink:type="simple" xlink:href="http://www.quora.com/What-makes-a-great-web-developer" office:target-frame-name="_blank" xlink:show="new" text:style-name="Internet_20_link" text:visited-style-name="Visited_20_Internet_20_Link"><text:span text:style-name="T4">Quora: What makes a great web developer?</text:span></text:a></text:p>
          </text:list-item>
          <text:list-item>
            <text:p text:style-name="P5"><text:a xlink:type="simple" xlink:href="http://jaredthenerd.com/2013/05/What-Makes-A-Good-Developer/" office:target-frame-name="_blank" xlink:show="new" text:style-name="Internet_20_link" text:visited-style-name="Visited_20_Internet_20_Link"><text:span text:style-name="T4">Jared the Nerd: What makes a good web developer?</text:span></text:a></text:p>
          </text:list-item>
          <text:list-item>
            <text:p text:style-name="P5"><text:a xlink:type="simple" xlink:href="https://medium.com/learning-to-code/565fc9dcb329" office:target-frame-name="_blank" xlink:show="new" text:style-name="Internet_20_link" text:visited-style-name="Visited_20_Internet_20_Link"><text:span text:style-name="T4">Medium: Things I Wish Someone Had Told Me When I Was Learning How To Code</text:span></text:a></text:p>
          </text:list-item>
          <text:list-item>
            <text:p text:style-name="P5"><text:a xlink:type="simple" xlink:href="http://techcrunch.com/2014/05/24/dont-believe-anyone-who-tells-you-learning-to-code-is-easy/" office:target-frame-name="_blank" xlink:show="new" text:style-name="Internet_20_link" text:visited-style-name="Visited_20_Internet_20_Link"><text:span text:style-name="T4">TechCrunch: Don’t Believe Anyone who Tells you Learning to Code is Easy</text:span></text:a><text:span text:style-name="T7">: it’s okay if it’s really frustrating.</text:span></text:p>
          </text:list-item>
          <text:list-item>
            <text:p text:style-name="P5"><text:a xlink:type="simple" xlink:href="https://codequizzes.wordpress.com/2013/04/28/deliberate-programming-practice/" office:target-frame-name="_blank" xlink:show="new" text:style-name="Internet_20_link" text:visited-style-name="Visited_20_Internet_20_Link"><text:span text:style-name="T8">Code Quizzes: Deliberate Programmin</text:span></text:a></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0:18:08.070000000</meta:creation-date>
    <dc:date>2018-11-02T10:18:31.573000000</dc:date>
    <meta:editing-duration>PT25S</meta:editing-duration>
    <meta:editing-cycles>1</meta:editing-cycles>
    <meta:document-statistic meta:table-count="0" meta:image-count="0" meta:object-count="0" meta:page-count="6" meta:paragraph-count="54" meta:word-count="1187" meta:character-count="6757" meta:non-whitespace-character-count="5637"/>
    <meta:generator>LibreOffice/6.1.2.1$Windows_X86_64 LibreOffice_project/65905a128db06ba48db947242809d14d3f9a93fe</meta:generator>
  </office:meta>
</office:document-meta>
</file>